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0.102cm" svg:stroke-color="#000000" draw:marker-start-width="0.352cm" draw:marker-end-width="0.352cm" draw:fill="solid" draw:fill-color="#00cc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02cm" svg:stroke-color="#000000" draw:marker-start-width="0.352cm" draw:marker-end-width="0.352cm" draw:fill="solid" draw:fill-color="#ff3399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8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1.608cm" svg:x="8.37cm" svg:y="5.4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096cm" svg:height="6.096cm" svg:x="1.9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.096cm" svg:height="6.096cm" svg:x="8.152cm" svg:y="5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.096cm" svg:height="6.096cm" svg:x="15.452cm" svg:y="5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524cm" svg:height="1.356cm" svg:x="4.194cm" svg:y="19.473cm">
          <draw:text-box>
            <text:p text:style-name="P1"><text:span text:style-name="T1">2</text:span></text:p>
          </draw:text-box>
        </draw:frame>
        <draw:frame draw:style-name="gr4" draw:text-style-name="P2" draw:layer="layout" svg:width="1.524cm" svg:height="1.356cm" svg:x="10.494cm" svg:y="11.319cm">
          <draw:text-box>
            <text:p text:style-name="P1"><text:span text:style-name="T1">3</text:span></text:p>
          </draw:text-box>
        </draw:frame>
        <draw:frame draw:style-name="gr4" draw:text-style-name="P2" draw:layer="layout" svg:width="1.524cm" svg:height="1.356cm" svg:x="17.667cm" svg:y="11.305cm">
          <draw:text-box>
            <text:p text:style-name="P1"><text:span text:style-name="T1">4</text:span></text:p>
          </draw:text-box>
        </draw:frame>
        <draw:custom-shape draw:style-name="gr1" draw:text-style-name="P1" draw:layer="layout" svg:width="5.715cm" svg:height="1.608cm" svg:x="2.137cm" svg:y="15.50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715cm" svg:height="1.843cm" svg:x="2.137cm" svg:y="15.355cm">
          <draw:text-box>
            <text:p text:style-name="P1"><text:span text:style-name="T2">Remove </text:span></text:p>
            <text:p text:style-name="P1"><text:span text:style-name="T2">Left Cover</text:span></text:p>
          </draw:text-box>
        </draw:frame>
        <draw:custom-shape draw:style-name="gr1" draw:text-style-name="P1" draw:layer="layout" svg:width="5.715cm" svg:height="1.608cm" svg:x="8.337cm" svg:y="7.3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715cm" svg:height="1.843cm" svg:x="8.337cm" svg:y="7.202cm">
          <draw:text-box>
            <text:p text:style-name="P1"><text:span text:style-name="T2">Remove </text:span></text:p>
            <text:p text:style-name="P1"><text:span text:style-name="T2">Right Cover</text:span></text:p>
          </draw:text-box>
        </draw:frame>
        <draw:custom-shape draw:style-name="gr1" draw:text-style-name="P1" draw:layer="layout" svg:width="5.715cm" svg:height="1.608cm" svg:x="15.637cm" svg:y="7.3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715cm" svg:height="1.843cm" svg:x="15.637cm" svg:y="7.202cm">
          <draw:text-box>
            <text:p text:style-name="P1"><text:span text:style-name="T2">Connect</text:span></text:p>
            <text:p text:style-name="P1"><text:span text:style-name="T2">Adapt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09:25:52.522599034</meta:creation-date>
    <dc:date>2016-06-15T09:10:22.332748837</dc:date>
    <meta:editing-duration>PT36M14S</meta:editing-duration>
    <meta:editing-cycles>17</meta:editing-cycles>
    <meta:generator>LibreOffice/4.2.8.2$Linux_X86_64 LibreOffice_project/420m0$Build-2</meta:generator>
    <meta:print-date>2016-06-06T09:48:56.835062772</meta:print-date>
    <meta:document-statistic meta:object-count="13"/>
  </office:meta>
</office:document-meta>
</file>